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Alizarin-title">
      <style:graphic-properties fo:min-height="2.25cm"/>
      <style:paragraph-properties style:writing-mode="lr-tb"/>
    </style:style>
    <style:style style:name="pr2" style:family="presentation" style:parent-style-name="Alizarin-outline1">
      <style:graphic-properties fo:min-height="12.75cm"/>
      <style:paragraph-properties style:writing-mode="lr-tb"/>
    </style:style>
    <style:style style:name="pr3" style:family="presentation" style:parent-style-name="Alizarin-notes">
      <style:graphic-properties draw:fill-color="#ffffff" fo:min-height="13.364cm"/>
      <style:paragraph-properties style:writing-mode="lr-tb"/>
    </style:style>
    <style:style style:name="pr4" style:family="presentation" style:parent-style-name="Alizarin-subtitle">
      <style:graphic-properties draw:fill-color="#ffffff" fo:min-height="12.75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3" style:family="paragraph">
      <style:paragraph-properties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style>
    <style:style style:name="P6" style:family="paragraph">
      <style:text-properties fo:font-weight="normal" style:font-weight-asian="normal" style:font-weight-complex="normal"/>
    </style:style>
    <style:style style:name="P7" style:family="paragraph">
      <loext:graphic-properties draw:fill-color="#ffffff"/>
      <style:text-properties fo:font-weight="normal" style:font-weight-asian="normal" style:font-weight-complex="normal"/>
    </style:style>
    <style:style style:name="P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9" style:family="paragraph">
      <style:text-properties fo:font-size="26pt"/>
    </style:style>
    <style:style style:name="P10" style:family="paragraph">
      <style:paragraph-properties fo:margin-left="0cm" fo:margin-right="0cm" fo:margin-top="0cm" fo:margin-bottom="0cm" fo:line-height="100%" fo:text-align="start" fo:text-indent="0cm" style:text-autospace="ideograph-alpha" style:punctuation-wrap="hanging">
        <style:tab-stops/>
      </style:paragraph-properties>
      <style:text-properties fo:font-size="26pt"/>
    </style:style>
    <style:style style:name="P11" style:family="paragraph">
      <loext:graphic-properties draw:fill-color="#ffffff"/>
      <style:text-properties fo:font-size="26pt"/>
    </style:style>
    <style:style style:name="P12" style:family="paragraph">
      <loext:graphic-properties draw:fill-color="#ffffff"/>
      <style:text-properties fo:font-size="20pt"/>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15" style:family="paragraph">
      <style:paragraph-properties fo:margin-left="0cm" fo:margin-right="0cm" fo:margin-top="0cm" fo:margin-bottom="0.403cm" fo:text-indent="0cm" style:text-autospace="ideograph-alpha" style:punctuation-wrap="hanging" style:writing-mode="lr-tb"/>
    </style:style>
    <style:style style:name="P16" style:family="paragraph">
      <style:paragraph-properties fo:margin-left="0cm" fo:margin-right="0cm" fo:margin-top="0cm" fo:margin-bottom="0.403cm" fo:text-indent="0cm" style:text-autospace="ideograph-alpha" style:punctuation-wrap="hanging"/>
    </style:style>
    <style:style style:name="P17" style:family="paragraph">
      <style:paragraph-properties fo:margin-left="0cm" fo:margin-right="0cm" fo:margin-top="0cm" fo:margin-bottom="0.403cm" fo:text-align="justify" fo:text-indent="0cm" style:text-autospace="ideograph-alpha" style:punctuation-wrap="hanging" style:writing-mode="lr-tb">
        <style:tab-stops/>
      </style:paragraph-properties>
    </style:style>
    <style:style style:name="P18" style:family="paragraph">
      <style:paragraph-properties fo:margin-left="0cm" fo:margin-right="0cm" fo:margin-top="0cm" fo:margin-bottom="0.403cm" fo:text-align="start" fo:text-indent="0cm" style:text-autospace="ideograph-alpha" style:punctuation-wrap="hanging">
        <style:tab-stops/>
      </style:paragraph-properties>
      <style:text-properties fo:font-weight="bold" style:font-weight-asian="bold" style:font-weight-complex="bold"/>
    </style:style>
    <style:style style:name="P19"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Chapter 2 IoT Network Architecture and Design</text:p>
          </draw:text-box>
        </draw:frame>
        <draw:frame presentation:style-name="pr2" draw:text-style-name="P3" draw:layer="layout" svg:width="27.432cm" svg:height="14.182cm" svg:x="0.254cm" svg:y="4.318cm" presentation:class="outline" presentation:user-transformed="true">
          <draw:text-box>
            <text:list text:style-name="L2">
              <text:list-item>
                <text:p text:style-name="P2"><text:span text:style-name="T1">IoT Architecture:</text:span><text:span text:style-name="T2">This is how data is supported, processed and communicated to the endpoints.</text:span></text:p>
              </text:list-item>
              <text:list-item>
                <text:p text:style-name="P2"><text:span text:style-name="T2">The design of IoT as it helps in scalability, management, adoption to changes and troubleshooting.</text:span></text:p>
              </text:list-item>
              <text:list-item>
                <text:p text:style-name="P2"><text:span text:style-name="T2">The IoT architecture is concerned with the operations of the systems whereas IT is concerned with the infrastructure that transports flows of any kind of data</text:span></text:p>
              </text:list-item>
              <text:list-item>
                <text:p text:style-name="P2"><text:span text:style-name="T1"/></text:p>
              </text:list-item>
              <text:list-item>
                <text:p><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2"><text:span text:style-name="T1">1. Divers behind newtwork architecture</text:span></text:p>
              </text:list-item>
            </text:list>
          </draw:text-box>
        </draw:frame>
        <draw:frame presentation:style-name="pr2" draw:layer="layout" svg:width="25.5cm" svg:height="13cm" svg:x="0.508cm" svg:y="4.526cm" presentation:class="outline" presentation:user-transformed="true">
          <draw:text-box>
            <text:list text:style-name="L3">
              <text:list-item>
                <text:p text:style-name="P2"><text:span text:style-name="T2">The difference between IT and IoT is how data is analyzed and transported along the intended devices.</text:span></text:p>
              </text:list-item>
              <text:list-item>
                <text:p text:style-name="P2"><text:span text:style-name="T2"/></text:p>
              </text:list-item>
              <text:list-item>
                <text:p text:style-name="P2"><text:span text:style-name="T2">The following are requirements that are driving new IoT architecture</text:span></text:p>
              </text:list-item>
              <text:list-item>
                <text:p text:style-name="P2"><text:span text:style-name="T2">1. Scale; the massive endpoints in IoT can only be met by using IPv6 unlike the use of IPv4 in IT like in NAT</text:span></text:p>
              </text:list-item>
              <text:list-item>
                <text:p text:style-name="P2"><text:span text:style-name="T2">2. Security; Exposure of the WSNs to the world, designing of endpoints with device level authentication.</text:span></text:p>
              </text:list-item>
              <text:list-item>
                <text:p text:style-name="P2"><text:span text:style-name="T2">3. Device with limited resources such as CPU, memory, speed; Wireless Network has to be designed to support these constrained devices.</text:span></text:p>
              </text:list-item>
              <text:list-item>
                <text:p text:style-name="P2"><text:span text:style-name="T2">4. Data Volumes; Distribution of data analytics from edge to cloud.</text:span></text:p>
              </text:list-item>
              <text:list-item>
                <text:p text:style-name="P2"><text:span text:style-name="T2">5. Legacy devices; Support for protocol translation over IP and ethernet.</text:span></text:p>
              </text:list-item>
              <text:list-item>
                <text:p text:style-name="P2"><text:span text:style-name="T2">6. Reat-Time analysis; Support for edge data analysis while designing.</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2. Scale</text:p>
          </draw:text-box>
        </draw:frame>
        <draw:frame presentation:style-name="pr2" draw:text-style-name="P6" draw:layer="layout" svg:width="25.5cm" svg:height="13cm" svg:x="1cm" svg:y="5.5cm" presentation:class="outline" presentation:user-transformed="true">
          <draw:text-box>
            <text:list text:style-name="L2">
              <text:list-item>
                <text:p text:style-name="P6"><text:span text:style-name="T2">Traditional IT Networks support a <text:s/>thousand devices but in IoT where millions of endpoints are interracting such architecture would break.</text:span></text:p>
              </text:list-item>
              <text:list-item>
                <text:p text:style-name="P6"><text:span text:style-name="T2">IoT introduces a model where a network can support a millions of endpoints and that is IPv6 which is the natural foundation of IoT network layer.</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3. Security</text:p>
          </draw:text-box>
        </draw:frame>
        <draw:frame presentation:style-name="pr2" draw:text-style-name="P6" draw:layer="layout" svg:width="25.5cm" svg:height="13cm" svg:x="1cm" svg:y="5.5cm" presentation:class="outline">
          <draw:text-box>
            <text:list text:style-name="L2">
              <text:list-item>
                <text:p text:style-name="P6"><text:span text:style-name="T2">Main concern of IT is protection of data against intrusion and theft. Perimeter firewalls are implemented but still hackers find the way to compromise data. However in IoT endpoints are located on the on the sensor networks making it more unsafe.</text:span></text:p>
              </text:list-item>
              <text:list-item>
                <text:p text:style-name="P6"><text:span text:style-name="T2">The IoT systems require consistent mechanism of authentication, encryption and intrusion prevention techniques</text:span></text:p>
              </text:list-item>
              <text:list-item>
                <text:p text:style-name="P6"><text:span text:style-name="T2">IoT Optimum Security;</text:span></text:p>
              </text:list-item>
              <text:list-item>
                <text:p text:style-name="P6"><text:span text:style-name="T2">1. Authenticate all entities involved in IoT e.g gateways, networks, service platforms.</text:span></text:p>
              </text:list-item>
              <text:list-item>
                <text:p text:style-name="P6"><text:span text:style-name="T2">2. Encrypt all the data that is being shared.</text:span></text:p>
              </text:list-item>
              <text:list-item>
                <text:p text:style-name="P6"><text:span text:style-name="T2">3. Comply with local data protection policy. </text:span></text:p>
              </text:list-item>
              <text:list-item>
                <text:p text:style-name="P6"><text:span text:style-name="T2">4. Management of IoT connection to detect anomalous behavior</text:span></text:p>
              </text:list-item>
              <text:list-item>
                <text:p text:style-name="P6"><text:span text:style-name="T2">5. Take holistic network-level approach.</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3. Constrained Devices and Networks</text:p>
          </draw:text-box>
        </draw:frame>
        <draw:frame presentation:style-name="pr2" draw:text-style-name="P6" draw:layer="layout" svg:width="25.5cm" svg:height="13cm" svg:x="1cm" svg:y="5.5cm" presentation:class="outline">
          <draw:text-box>
            <text:list text:style-name="L2">
              <text:list-item>
                <text:p text:style-name="P6"><text:span text:style-name="T2">Due to limited power, CPU and memory, the network connectivity provide lossy and support low data rates. Therefore IoT architecture needs a new connectivity technologies to meet both scale and constraint limitations.</text:span></text:p>
              </text:list-item>
              <text:list-item>
                <text:p text:style-name="P6"><text:span text:style-name="T2"/></text:p>
              </text:list-item>
              <text:list-item>
                <text:p text:style-name="P6"><text:span text:style-name="T1">4. Data; </text:span><text:span text:style-name="T2">IoT generate lots of data that is vital to the businesses, Unstructured data can be revolutionarized so that insights can help create new business modls.</text:span></text:p>
              </text:list-item>
              <text:list-item>
                <text:p text:style-name="P6"><text:span text:style-name="T2">IoT are designed to to stagger data consumption by filtering and reducing unnecessary data going upstream and provide fastest response to device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5. Legacy Device Support</text:p>
          </draw:text-box>
        </draw:frame>
        <draw:frame presentation:style-name="pr2" draw:text-style-name="P6" draw:layer="layout" svg:width="25.5cm" svg:height="13cm" svg:x="1cm" svg:y="5.5cm" presentation:class="outline">
          <draw:text-box>
            <text:list text:style-name="L2">
              <text:list-item>
                <text:p text:style-name="P6"><text:span text:style-name="T2">As the IoT is being deployed, the support for the older devices that are already present on the network. </text:span></text:p>
              </text:list-item>
              <text:list-item>
                <text:p text:style-name="P6"><text:span text:style-name="T2">Some older devices don’t support even IP but many of them support Protocols, so IoT must be capable of translating these older protocols or use a gateway to connect to these legacy endpoints to the IoT network</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Alizarin" presentation:use-date-time-name="dtd1">
        <office:forms form:automatic-focus="false" form:apply-design-mode="false"/>
        <draw:frame presentation:style-name="pr1" draw:text-style-name="P1" draw:layer="layout" svg:width="26cm" svg:height="2.5cm" svg:x="1cm" svg:y="1cm" presentation:class="title" presentation:user-transformed="true">
          <draw:text-box>
            <text:p>Comparing IoT Architectures</text:p>
          </draw:text-box>
        </draw:frame>
        <draw:frame presentation:style-name="pr2" draw:text-style-name="P3" draw:layer="layout" svg:width="26.77cm" svg:height="15.494cm" svg:x="0.154cm" svg:y="4.064cm" presentation:class="outline" presentation:user-transformed="true">
          <draw:text-box>
            <text:list text:style-name="L2">
              <text:list-item>
                <text:p text:style-name="P1"><text:span text:style-name="T2">The concept of comparing these architectures is to have an understanding of how they support data, process and functions of the endpoint devices.</text:span></text:p>
              </text:list-item>
              <text:list-item>
                <text:p text:style-name="P1"><text:span text:style-name="T2"/></text:p>
              </text:list-item>
              <text:list-item>
                <text:p text:style-name="P1"><text:span text:style-name="T2">1.</text:span><text:span text:style-name="T1">One Machine to Machine (OneM2M)</text:span></text:p>
              </text:list-item>
              <text:list-item>
                <text:p text:style-name="P1"><text:span text:style-name="T2">The devices communicating are programmed heterogenously using different systems, M2M provide a natural environment for these devices to interpolate through horizontal frameworks and RESTful APIs.</text:span></text:p>
              </text:list-item>
              <text:list-item>
                <text:p text:style-name="P1"><text:span text:style-name="T2"/></text:p>
              </text:list-item>
              <text:list-item>
                <text:p text:style-name="P1"><text:span text:style-name="T2">Conceptually M2M is very generic and simple architecture but it is very rich promoting interapolabiity through friendly APIs and support for wide range of IoT technologies</text:span></text:p>
              </text:list-item>
              <text:list-item>
                <text:p text:style-name="P1"><text:span text:style-name="T2"/></text:p>
              </text:list-item>
              <text:list-item>
                <text:p text:style-name="P1"><text:span text:style-name="T2"/></text:p>
              </text:list-item>
              <text:list-item>
                <text:p text:style-name="P1"><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0" presentation:use-date-time-name="dtd1">
        <office:forms form:automatic-focus="false" form:apply-design-mode="false"/>
        <draw:frame presentation:style-name="pr1" draw:layer="layout" svg:width="26cm" svg:height="2.5cm" svg:x="1cm" svg:y="1cm" presentation:class="title">
          <draw:text-box>
            <text:p>Layers in OneM2M Architecture</text:p>
          </draw:text-box>
        </draw:frame>
        <draw:frame presentation:style-name="pr4" draw:text-style-name="P7" draw:layer="layout" svg:width="26.516cm" svg:height="16.936cm" svg:x="0.662cm" svg:y="4.064cm" presentation:class="subtitle" presentation:user-transformed="true">
          <draw:text-box>
            <text:p text:style-name="P6"><text:span text:style-name="T2">1. Application Layer</text:span></text:p>
            <text:p text:style-name="P6"><text:span text:style-name="T2">This includes protocols and attempts to define API standards for interraction with the the Bussiness intelligent systems.</text:span></text:p>
            <text:p text:style-name="P6"><text:span text:style-name="T2"/></text:p>
            <text:p text:style-name="P6"><text:span text:style-name="T2">2. Service Layer</text:span></text:p>
            <text:p text:style-name="P6"><text:span text:style-name="T2">At this layer horizontal modules include physical network on which the IoT applications run e.g backhaul, <text:s/>VPNs.</text:span></text:p>
            <text:p text:style-name="P6"><text:span text:style-name="T2"/></text:p>
            <text:p text:style-name="P6"><text:span text:style-name="T2">3. Network layer</text:span></text:p>
            <text:p text:style-name="P6"><text:span text:style-name="T2">This is the communication domain of the endpoints and IoT devices. This domain also provides communications up to the core network and acts as a demarcation between the netwok domain and the device.</text:span></text:p>
            <text:p text:style-name="P6"><text:span text:style-name="T2"/></text:p>
            <text:p text:style-name="P6"><text:span text:style-name="T2"/></text:p>
            <text:p text:style-name="P6"><text:span text:style-name="T2"/></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0" presentation:use-date-time-name="dtd1">
        <office:forms form:automatic-focus="false" form:apply-design-mode="false"/>
        <draw:frame presentation:style-name="pr1" draw:layer="layout" svg:width="26cm" svg:height="2.5cm" svg:x="1cm" svg:y="1cm" presentation:class="title" presentation:user-transformed="true">
          <draw:text-box>
            <text:p text:style-name="P8"><text:span text:style-name="T2">2. </text:span><text:span text:style-name="T1">The IoT Reference Model.</text:span></text:p>
          </draw:text-box>
        </draw:frame>
        <draw:frame presentation:style-name="pr4" draw:text-style-name="P11" draw:layer="layout" svg:width="25.5cm" svg:height="13cm" svg:x="0.923cm" svg:y="4.004cm" presentation:class="subtitle" presentation:user-transformed="true">
          <draw:text-box>
            <text:p text:style-name="P9"><text:span text:style-name="T2"/></text:p>
            <text:p text:style-name="P10"><text:span text:style-name="T2">This architecture provides technical perspective of visualizing IoT such as edge computing, data storage and access.</text:span></text:p>
            <text:p text:style-name="P10"><text:span text:style-name="T2">It is made up of 7 layers; Physical, Connectivity,Edge Computing,Data Accumulation, Data Abstraction, Application and Collaboration &amp; processes.</text:span></text:p>
            <text:p text:style-name="P10"><text:span text:style-name="T2">The IoT reference model separates the responsibilities along IT and IoT lines basing on queries, data and time.</text:span></text:p>
            <text:p text:style-name="P10"><text:span text:style-name="T2">The similarity between these models is that they have interconnected endpoints to the network to transport data by the application</text:span></text:p>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Layers of IoT reference Model</text:p>
          </draw:text-box>
        </draw:frame>
        <draw:frame presentation:style-name="pr2" draw:text-style-name="P6" draw:layer="layout" svg:width="27.024cm" svg:height="14.478cm" svg:x="0.408cm" svg:y="4.572cm" presentation:class="outline" presentation:user-transformed="true">
          <draw:text-box>
            <text:list text:style-name="L2">
              <text:list-item>
                <text:p text:style-name="P6"><text:span text:style-name="T2">1. </text:span><text:span text:style-name="T1">Physical Devices and Controllers Layer</text:span><text:span text:style-name="T2">; It is the first layer and known as home of things. It includes sensors and end points sending and receiving data. Generating data that can be queried or controlled over a network is the main role of this layer.</text:span></text:p>
              </text:list-item>
              <text:list-item>
                <text:p text:style-name="P6"><text:span text:style-name="T2">2. </text:span><text:span text:style-name="T1">Connectivity Layer</text:span><text:span text:style-name="T2">; This provides timely and reliable transmission of data across the architecture.</text:span></text:p>
              </text:list-item>
              <text:list-item>
                <text:p text:style-name="P6"><text:span text:style-name="T2">Functions of connectivity layer </text:span></text:p>
              </text:list-item>
              <text:list-item>
                <text:p text:style-name="P6"><text:span text:style-name="T2">-Communicate between devices on layer1</text:span></text:p>
              </text:list-item>
              <text:list-item>
                <text:p text:style-name="P6"><text:span text:style-name="T2">-Reliable delivery of information.</text:span></text:p>
              </text:list-item>
              <text:list-item>
                <text:p text:style-name="P6"><text:span text:style-name="T2">-Switching and routing</text:span></text:p>
              </text:list-item>
              <text:list-item>
                <text:p text:style-name="P6"><text:span text:style-name="T2">-Translation of protocols </text:span></text:p>
              </text:list-item>
              <text:list-item>
                <text:p text:style-name="P6"><text:span text:style-name="T2">- Provide network level security.</text:span></text:p>
              </text:list-item>
              <text:list-item>
                <text:p text:style-name="P6"><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Alizarin" presentation:presentation-page-layout-name="AL1T1" presentation:use-date-time-name="dtd1">
        <office:forms form:automatic-focus="false" form:apply-design-mode="false"/>
        <draw:frame presentation:style-name="pr1" draw:text-style-name="P6" draw:layer="layout" svg:width="26cm" svg:height="2.5cm" svg:x="1cm" svg:y="1cm" presentation:class="title">
          <draw:text-box>
            <text:p text:style-name="P6"><text:span text:style-name="T2">...Layers of IoT reference model architecture</text:span></text:p>
          </draw:text-box>
        </draw:frame>
        <draw:frame presentation:style-name="pr2" draw:text-style-name="P6" draw:layer="layout" svg:width="25.5cm" svg:height="13cm" svg:x="1cm" svg:y="5.5cm" presentation:class="outline" presentation:user-transformed="true">
          <draw:text-box>
            <text:list text:style-name="L2">
              <text:list-item>
                <text:p text:style-name="P6"><text:span text:style-name="T2">3. Edge Computing(also known as fog computing); The main focus is on data reduction and converting network flows that can be stored and processed by the higher layers.</text:span></text:p>
              </text:list-item>
              <text:list-item>
                <text:p text:style-name="P6"><text:span text:style-name="T2">Functions of this layer include;</text:span></text:p>
              </text:list-item>
              <text:list-item>
                <text:p text:style-name="P6"><text:span text:style-name="T2">-Data evaluation and reformating</text:span></text:p>
              </text:list-item>
              <text:list-item>
                <text:p text:style-name="P6"><text:span text:style-name="T2">- Data filtering to reduce traffic at processing</text:span></text:p>
              </text:list-item>
              <text:list-item>
                <text:p text:style-name="P6"><text:span text:style-name="T2">- Assess data for notification alerts.</text:span></text:p>
              </text:list-item>
              <text:list-item>
                <text:p text:style-name="P6"><text:span text:style-name="T2">The main critical goal at this level is to assess data and send alerts if the threshold has been crossed. </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 layers of IoT reference model</text:p>
          </draw:text-box>
        </draw:frame>
        <draw:frame presentation:style-name="pr2" draw:text-style-name="P6" draw:layer="layout" svg:width="25.5cm" svg:height="13cm" svg:x="1cm" svg:y="5.5cm" presentation:class="outline">
          <draw:text-box>
            <text:list text:style-name="L2">
              <text:list-item>
                <text:p text:style-name="P6"><text:span text:style-name="T1">4. Data accumulation; </text:span><text:span text:style-name="T2">converts data so that it can be queried.</text:span></text:p>
              </text:list-item>
              <text:list-item>
                <text:p text:style-name="P6"><text:span text:style-name="T1">5. Data abstraction Layer; </text:span><text:span text:style-name="T2">Uses virtualization to consolidate data into one store after reconciling with all data formats from various sources</text:span></text:p>
              </text:list-item>
              <text:list-item>
                <text:p text:style-name="P6"><text:span text:style-name="T1">6. Application layer; </text:span><text:span text:style-name="T2">Monitors, interpretes , controls data, can even generate reports using applications.</text:span></text:p>
              </text:list-item>
              <text:list-item>
                <text:p text:style-name="P6"><text:span text:style-name="T1">7. Collaboration and Processing Layer; </text:span><text:span text:style-name="T2">Information is communicated and shared, this layer can change the business processes thust making IoT useful.</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Alizarin" presentation:presentation-page-layout-name="AL1T1" presentation:use-date-time-name="dtd1">
        <office:forms form:automatic-focus="false" form:apply-design-mode="false"/>
        <draw:frame presentation:style-name="pr1" draw:layer="layout" svg:width="26cm" svg:height="2.5cm" svg:x="0.9cm" svg:y="1cm" presentation:class="title" presentation:user-transformed="true">
          <draw:text-box>
            <text:p>…. IoT reference model</text:p>
          </draw:text-box>
        </draw:frame>
        <draw:frame presentation:style-name="pr2" draw:text-style-name="P6" draw:layer="layout" svg:width="25.5cm" svg:height="13cm" svg:x="1cm" svg:y="5.5cm" presentation:class="outline">
          <draw:text-box>
            <text:list text:style-name="L2">
              <text:list-item>
                <text:p text:style-name="P6"><text:span text:style-name="T2">Data flows up the stack originating from the edge and goes northbound to the center.</text:span></text:p>
              </text:list-item>
              <text:list-item>
                <text:p text:style-name="P6"><text:span text:style-name="T2">This model helps to achieve;</text:span></text:p>
              </text:list-item>
              <text:list-item>
                <text:p text:style-name="P6"><text:span text:style-name="T2">- IoT problems are decomposed into smaller problems</text:span></text:p>
              </text:list-item>
              <text:list-item>
                <text:p text:style-name="P6"><text:span text:style-name="T2">- Identify each technology at each layer and how they relate.</text:span></text:p>
              </text:list-item>
              <text:list-item>
                <text:p text:style-name="P6"><text:span text:style-name="T2">- Define a system in which vendors can provide different parts</text:span></text:p>
              </text:list-item>
              <text:list-item>
                <text:p text:style-name="P6"><text:span text:style-name="T2">- Have a process of defining interfaces.</text:span></text:p>
              </text:list-item>
              <text:list-item>
                <text:p text:style-name="P6"><text:span text:style-name="T2">- Define security model enforced at transition points.</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p>Alternative IoT models</text:p>
          </draw:text-box>
        </draw:frame>
        <draw:frame presentation:style-name="pr2" draw:text-style-name="P6" draw:layer="layout" svg:width="25.5cm" svg:height="13cm" svg:x="1cm" svg:y="5.5cm" presentation:class="outline">
          <draw:text-box>
            <text:list text:style-name="L2">
              <text:list-item>
                <text:p text:style-name="P6"><text:span text:style-name="T2">1. Purdue Model; Segments IoT devices into hierarchical levels and functions.</text:span></text:p>
              </text:list-item>
              <text:list-item>
                <text:p text:style-name="P6"><text:span text:style-name="T2">2. Industrial Internet reference architecture;The representation is generic and abstractive at higher levels to support broad industry applicability</text:span></text:p>
              </text:list-item>
              <text:list-item>
                <text:p text:style-name="P6"><text:span text:style-name="T2">3. Internet of things Architecture <text:s/>IoT-A; Top-down approach about architectural principles with simulation and prototyping.</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 text:style-name="P1">A simplified IoT Architecture</text:p>
          </draw:text-box>
        </draw:frame>
        <draw:frame presentation:style-name="pr2" draw:text-style-name="P3" draw:layer="layout" svg:width="26.416cm" svg:height="13.928cm" svg:x="0.508cm" svg:y="4.572cm" presentation:class="outline" presentation:user-transformed="true">
          <draw:text-box>
            <text:list text:style-name="L2">
              <text:list-item>
                <text:p text:style-name="P1"><text:span text:style-name="T2">This presents two parallel stacks which are intended to simplify the IoT architecture into basic <text:s/>building blocks to easy deployment in specific-usecase industries.</text:span></text:p>
              </text:list-item>
              <text:list-item>
                <text:p text:style-name="P1"><text:span text:style-name="T2">The intention of reducing the three-layer blocks is to simplify the IoT architecture by making designing and deployment easy.</text:span></text:p>
              </text:list-item>
              <text:list-item>
                <text:p text:style-name="P1"><text:span text:style-name="T2">Most of the details have been abstracted such that the architecture is easy to understand thus need to expand on these layers.</text:span></text:p>
              </text:list-item>
              <text:list-item>
                <text:p text:style-name="P1"><text:span text:style-name="T2">The expanded view of Simplifiet IoT architecure;</text:span></text:p>
              </text:list-item>
              <text:list-item>
                <text:p text:style-name="P1"><text:span text:style-name="T2">Access Network--&gt;Gateways--&gt;Network Transport--&gt; Analytics--&gt;Vertical Specific Apps</text:span></text:p>
              </text:list-item>
              <text:list-item>
                <text:p text:style-name="P1"><text:span text:style-name="T2"/></text:p>
              </text:list-item>
              <text:list-item>
                <text:p text:style-name="P1"><text:span text:style-name="T2"/></text:p>
              </text:list-item>
              <text:list-item>
                <text:p text:style-name="P1"><text:span text:style-name="T2"/></text:p>
              </text:list-item>
              <text:list-item>
                <text:p text:style-name="P1"/>
              </text:list-item>
              <text:list-item>
                <text:p text:style-name="P1"><text:span text:style-name="T2"/></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14"><text:span text:style-name="T1">Core IoT Function Stack </text:span></text:p>
              </text:list-item>
            </text:list>
          </draw:text-box>
        </draw:frame>
        <draw:frame presentation:style-name="pr2" draw:layer="layout" svg:width="25.5cm" svg:height="13cm" svg:x="1cm" svg:y="5.5cm" presentation:class="outline">
          <draw:text-box>
            <text:list text:style-name="L3">
              <text:list-header>
                <text:p text:style-name="P15"><text:span text:style-name="T2">It is entirely conceptualized around things which can be self-reliant or interact with external systems to report information.</text:span></text:p>
              </text:list-header>
              <text:list-item>
                <text:p text:style-name="P15"><text:span text:style-name="T2">It simplifies the IoT architecture into three layers;</text:span></text:p>
              </text:list-item>
              <text:list-item>
                <text:p text:style-name="P15"><text:span text:style-name="T3">1.Things; </text:span><text:span text:style-name="T2">Data mobility and transmission</text:span></text:p>
              </text:list-item>
              <text:list-item>
                <text:p text:style-name="P15"><text:span text:style-name="T3">2. Communications Netwrk; </text:span><text:span text:style-name="T2">using gateways, topologies</text:span></text:p>
              </text:list-item>
              <text:list-item>
                <text:p text:style-name="P15"><text:span text:style-name="T3">3. Applications; i</text:span><text:span text:style-name="T2">nteraction with smart objects</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14"><text:span text:style-name="T1">IoT Data Management and Compute Stack</text:span></text:p>
              </text:list-item>
            </text:list>
          </draw:text-box>
        </draw:frame>
        <draw:frame presentation:style-name="pr2" draw:layer="layout" svg:width="25.5cm" svg:height="13cm" svg:x="1cm" svg:y="5.5cm" presentation:class="outline" presentation:user-transformed="true">
          <draw:text-box>
            <text:list text:style-name="L3">
              <text:list-item>
                <text:p text:style-name="P15"><text:span text:style-name="T2">Provides a simplified way for objects to connect to a </text:span><text:span text:style-name="T2">central cloud application where data is processed and </text:span><text:span text:style-name="T2">analyzed.</text:span></text:p>
              </text:list-item>
              <text:list-item>
                <text:p text:style-name="P15"><text:span text:style-name="T2">These are built to be more scalable and efficient as </text:span><text:span text:style-name="T2">objects generate large volumes of data that need to </text:span><text:span text:style-name="T2">be analyzed in real time.</text:span></text:p>
              </text:list-item>
              <text:list-item>
                <text:p text:style-name="P15"><text:span text:style-name="T2">The three layers it defines are Edge, Fog and Cloud.</text:span></text:p>
              </text:list-item>
              <text:list-item>
                <text:p text:style-name="P15"><text:span text:style-name="T2">Fog computing: Placing resources on network as near </text:span><text:span text:style-name="T2">as possible to the object end-point.</text:span></text:p>
              </text:list-item>
              <text:list-item>
                <text:p text:style-name="P15"><text:span text:style-name="T2">Edge Computing: integrating processing resources in </text:span><text:span text:style-name="T2">the IoT objects themselves</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Alizarin" presentation:use-date-time-name="dtd1">
        <office:forms form:automatic-focus="false" form:apply-design-mode="false"/>
        <draw:frame presentation:style-name="pr1" draw:text-style-name="P1" draw:layer="layout" svg:width="26cm" svg:height="2.5cm" svg:x="1cm" svg:y="1cm" presentation:class="title">
          <draw:text-box>
            <text:p text:style-name="P1">Chapter 3 <text:s/>Smart Objects ‘The Things’</text:p>
          </draw:text-box>
        </draw:frame>
        <draw:frame presentation:style-name="pr2" draw:text-style-name="P3" draw:layer="layout" svg:width="27.846cm" svg:height="14.732cm" svg:x="0.154cm" svg:y="4.064cm" presentation:class="outline" presentation:user-transformed="true">
          <draw:text-box>
            <text:list text:style-name="L2">
              <text:list-item>
                <text:p><text:span text:style-name="T2">These are physical objects that contain embedded tech interconnected and enabling communication amongst themselves in a meaningful way.</text:span></text:p>
              </text:list-item>
              <text:list-item>
                <text:p><text:span text:style-name="T1">Example</text:span></text:p>
              </text:list-item>
              <text:list-item>
                <text:p><text:span text:style-name="T2">A car has sensors of all types such as those for temperature, pressure, velocity and location. These are all aimed at providing data so as to improve safety and enhance maintenance.</text:span></text:p>
              </text:list-item>
              <text:list-item>
                <text:p><text:span text:style-name="T2"/></text:p>
              </text:list-item>
              <text:list-item>
                <text:p><text:span text:style-name="T2">The things in IoT include;</text:span></text:p>
              </text:list-item>
              <text:list-item>
                <text:p><text:span text:style-name="T2">1. Sensors</text:span></text:p>
              </text:list-item>
              <text:list-item>
                <text:p><text:span text:style-name="T2">2. Actuators</text:span></text:p>
              </text:list-item>
              <text:list-item>
                <text:p><text:span text:style-name="T2">3. Smart Objects</text:span></text:p>
              </text:list-item>
              <text:list-item>
                <text:p><text:span text:style-name="T2"/></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0" presentation:use-date-time-name="dtd1">
        <office:forms form:automatic-focus="false" form:apply-design-mode="false"/>
        <draw:frame presentation:style-name="pr1" draw:layer="layout" svg:width="26cm" svg:height="2.5cm" svg:x="1cm" svg:y="1cm" presentation:class="title">
          <draw:text-box>
            <text:p>1. Sensors</text:p>
          </draw:text-box>
        </draw:frame>
        <draw:frame presentation:style-name="pr4" draw:text-style-name="P5" draw:layer="layout" svg:width="26.178cm" svg:height="14.732cm" svg:x="1cm" svg:y="4.064cm" presentation:class="subtitle" presentation:user-transformed="true">
          <draw:text-box>
            <text:p text:style-name="P8"><text:span text:style-name="T1">Sensor</text:span><text:span text:style-name="T2"> is a device that measures some physical quantity and converts it into a digital representational data which can be used by another device or humans.</text:span></text:p>
            <text:p text:style-name="P8"><text:span text:style-name="T2"/></text:p>
            <text:p text:style-name="P8"><text:span text:style-name="T2">Because of multidimensional sensing capability of these things, they can communicate externally and their environment thus making intelligent decisions</text:span></text:p>
            <text:p text:style-name="P8"><text:span text:style-name="T2"/></text:p>
            <text:p text:style-name="P8"><text:span text:style-name="T1">Categorizing sensors</text:span></text:p>
            <text:p text:style-name="P8"><text:span text:style-name="T2">- Active vs Passive whether a sensor produces an energy output or just receive the energy</text:span></text:p>
            <text:p text:style-name="P8"><text:span text:style-name="T2">- Invasive vs non-invasive; is sensor part of the environment it is measuring or just external</text:span></text:p>
            <text:p text:style-name="P8"><text:span text:style-name="T2">- Contact; Either sensors require physical contact with what they are measuring</text:span></text:p>
            <text:p text:style-name="P8"><text:span text:style-name="T2"/></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text:span text:style-name="T1">Sensor Types</text:span> <text:span text:style-name="T2">basing on what they measure</text:span></text:p>
          </draw:text-box>
        </draw:frame>
        <draw:frame presentation:style-name="pr2" draw:layer="layout" svg:width="25.5cm" svg:height="14.524cm" svg:x="0.762cm" svg:y="4.526cm" presentation:class="outline" presentation:user-transformed="true">
          <draw:text-box>
            <text:list text:style-name="L3">
              <text:list-item>
                <text:p text:style-name="P8"><text:span text:style-name="T2">- Position, either relative or absolute position like inclinometer, Potentiometer, proximity sensors.</text:span></text:p>
              </text:list-item>
              <text:list-item>
                <text:p text:style-name="P8"><text:span text:style-name="T2"/></text:p>
              </text:list-item>
              <text:list-item>
                <text:p text:style-name="P8"><text:span text:style-name="T2">- Occupancy and Motion, sense stationary or movement signals – Electric Eye, Radar.</text:span></text:p>
              </text:list-item>
              <text:list-item>
                <text:p text:style-name="P8"><text:span text:style-name="T2"/></text:p>
              </text:list-item>
              <text:list-item>
                <text:p text:style-name="P8"><text:span text:style-name="T2">- Force Sensor, measures magnitude of force e.g force guage,touch, viscometer sensor.</text:span></text:p>
              </text:list-item>
              <text:list-item>
                <text:p text:style-name="P8"><text:span text:style-name="T2"/></text:p>
              </text:list-item>
              <text:list-item>
                <text:p text:style-name="P8"><text:span text:style-name="T2">- Pressure. Measure pressure on liquids or gasses e.g Barometer and Bourdon Guage.. others are flow, humidity, light sensors.</text:span></text:p>
              </text:list-item>
              <text:list-item>
                <text:p text:style-name="P8"><text:span text:style-name="T2"/></text:p>
              </text:list-item>
              <text:list-item>
                <text:p text:style-name="P8"><text:span text:style-name="T2">- Light; These detect the presence of light e.g infrared, flame detector and photodetector.</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p>Sensor Use cases – <text:span text:style-name="T2">smart farming</text:span></text:p>
          </draw:text-box>
        </draw:frame>
        <draw:frame presentation:style-name="pr2" draw:layer="layout" svg:width="25.5cm" svg:height="13cm" svg:x="0.616cm" svg:y="4.809cm" presentation:class="outline" presentation:user-transformed="true">
          <draw:text-box>
            <text:list text:style-name="L2">
              <text:list-item>
                <text:p text:style-name="P8"><text:span text:style-name="T2"/></text:p>
              </text:list-item>
              <text:list-item>
                <text:p text:style-name="P8"><text:span text:style-name="T2">Sensors can be seen in smart farming to improve efficiency, sustainability and profitability. This includes use of GPS and satellite aerial imagery to determine field viability. </text:span></text:p>
              </text:list-item>
              <text:list-item>
                <text:p text:style-name="P8"><text:span text:style-name="T2"/></text:p>
              </text:list-item>
              <text:list-item>
                <text:p text:style-name="P8"><text:span text:style-name="T2">-Robots can be used in planting, harvesting and during irrigation.</text:span></text:p>
              </text:list-item>
              <text:list-item>
                <text:p text:style-name="P8"><text:span text:style-name="T2"/></text:p>
              </text:list-item>
              <text:list-item>
                <text:p text:style-name="P8"><text:span text:style-name="T2">-Real-time analysis and artificial intelligence to predict optimal crop yield and soil quality(salinity and pH levels)</text:span></text:p>
              </text:list-item>
              <text:list-item>
                <text:p text:style-name="P8"><text:span text:style-name="T2"/></text:p>
              </text:list-item>
              <text:list-item>
                <text:p text:style-name="P8"><text:span text:style-name="T2">-All these provide analyzeable data which can lead to productivity and crop yield</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Alizarin" presentation:presentation-page-layout-name="AL1T1" presentation:use-date-time-name="dtd1">
        <office:forms form:automatic-focus="false" form:apply-design-mode="false"/>
        <draw:frame presentation:style-name="pr1" draw:text-style-name="P1" draw:layer="layout" svg:width="26cm" svg:height="3.008cm" svg:x="0.922cm" svg:y="1.31cm" presentation:class="title" presentation:user-transformed="true">
          <draw:text-box>
            <text:p>Actuators<text:line-break/><text:span text:style-name="T2">.</text:span></text:p>
          </draw:text-box>
        </draw:frame>
        <draw:frame presentation:style-name="pr2" draw:text-style-name="P3" draw:layer="layout" svg:width="27.278cm" svg:height="16.002cm" svg:x="0.408cm" svg:y="4.318cm" presentation:class="outline" presentation:user-transformed="true">
          <draw:text-box>
            <text:list text:style-name="L2">
              <text:list-item>
                <text:p text:style-name="P2"><text:span text:style-name="T2"><text:s/></text:span><text:span text:style-name="T2">These are devices that receive controlled signals either electric or digital command which trigger physical effect usually motion or force.</text:span></text:p>
              </text:list-item>
              <text:list-item>
                <text:p text:style-name="P2"><text:span text:style-name="T2"/></text:p>
              </text:list-item>
              <text:list-item>
                <text:p text:style-name="P2"><text:span text:style-name="T2">What happens in actuator.</text:span></text:p>
              </text:list-item>
              <text:list-item>
                <text:p text:style-name="P2"><text:span text:style-name="T2">A processor sends a signal to a device that translates the signal into some type of movement or useful work whose change has a measurable impact on a physical world.</text:span></text:p>
              </text:list-item>
              <text:list-item>
                <text:p text:style-name="P2"><text:span text:style-name="T2"/></text:p>
              </text:list-item>
              <text:list-item>
                <text:p text:style-name="P2"><text:span text:style-name="T2">Actuators can be categorized basing on motion type, power, binary or continuous, area of application and type of energy</text:span></text:p>
              </text:list-item>
              <text:list-item>
                <text:p><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list text:style-name="L3">
              <text:list-item>
                <text:p text:style-name="P2"><text:span text:style-name="T1">Actuators</text:span><text:span text:style-name="T2"> categorized depending on energy types</text:span></text:p>
              </text:list-item>
            </text:list>
          </draw:text-box>
        </draw:frame>
        <draw:frame presentation:style-name="pr2" draw:layer="layout" svg:width="25.5cm" svg:height="13cm" svg:x="1cm" svg:y="5.5cm" presentation:class="outline">
          <draw:text-box>
            <text:list text:style-name="L3">
              <text:list-header>
                <text:p text:style-name="P16"><text:span text:style-name="T2">-Mechanical; Levers, screw jack, hand crank</text:span></text:p>
              </text:list-header>
              <text:list-item>
                <text:p text:style-name="P16"><text:span text:style-name="T2">-Electrical; diodes, biopolar transistor.</text:span></text:p>
              </text:list-item>
              <text:list-item>
                <text:p text:style-name="P16"><text:span text:style-name="T2">-Electromechanical; Ac, Dc, step motor, </text:span></text:p>
              </text:list-item>
              <text:list-item>
                <text:p text:style-name="P16"><text:span text:style-name="T2">-Electromagnetic; Magnets and Solenoid</text:span></text:p>
              </text:list-item>
              <text:list-item>
                <text:p text:style-name="P16"><text:span text:style-name="T2">-Smart Material; Ion,bimetallic strip.</text:span></text:p>
              </text:list-item>
              <text:list-item>
                <text:p text:style-name="P16"><text:span text:style-name="T2">Sensors provide information but actuators provide action, they both intelligently and complementary work together.</text:span></text:p>
              </text:list-item>
              <text:list-item>
                <text:p text:style-name="P16"><text:span text:style-name="T2">E.g Sensors used to evaluate soil quality connected to valve controlled devices that trigger water, pesticides and fertilizers <text:s/>based on well-defined sensor readings for smart farming</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Micro-Electro-Mechanical System(MEMS)</text:p>
          </draw:text-box>
        </draw:frame>
        <draw:frame presentation:style-name="pr2" draw:text-style-name="P6" draw:layer="layout" svg:width="25.5cm" svg:height="13cm" svg:x="1cm" svg:y="5.5cm" presentation:class="outline">
          <draw:text-box>
            <text:list text:style-name="L2">
              <text:list-item>
                <text:p text:style-name="P6"><text:span text:style-name="T2">These micro machines combine both sensors and actuators on a very small scale known as microfabrication thus allowing mass production at very low costs. They can be found in inkjet printers, smart phones, automobiles</text:span></text:p>
              </text:list-item>
              <text:list-item>
                <text:p text:style-name="P6"><text:span text:style-name="T2">Embedding of micro-scale sensors and actuators in everyday objects is going to be the trigger that is going to make IoT pervasively cut across all commercialized industries world-wide</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lizarin" presentation:presentation-page-layout-name="AL1T1" presentation:use-date-time-name="dtd1">
        <office:forms form:automatic-focus="false" form:apply-design-mode="false"/>
        <draw:frame presentation:style-name="pr1" draw:text-style-name="P1" draw:layer="layout" svg:width="25.654cm" svg:height="3.556cm" svg:x="0.254cm" svg:y="0cm" presentation:class="title" presentation:user-transformed="true">
          <draw:text-box>
            <text:p>Smart Objects.</text:p>
          </draw:text-box>
        </draw:frame>
        <draw:frame presentation:style-name="pr2" draw:text-style-name="P3" draw:layer="layout" svg:width="26.67cm" svg:height="14.224cm" svg:x="0.254cm" svg:y="4.572cm" presentation:class="outline" presentation:user-transformed="true">
          <draw:text-box>
            <text:list text:style-name="L2">
              <text:list-item>
                <text:p text:style-name="P17"><text:span text:style-name="T2">These are building block of IoT with capability of transforming everyday objects into a network of intelligent objects that are able to learn from and interact with their envirnment in a meaningful way.</text:span></text:p>
              </text:list-item>
              <text:list-item>
                <text:p text:style-name="P17"><text:span text:style-name="T2">A sensor can be only revolutionary if it can be connected to a network of other sesors so that intelligently they can coordinate with actuators.</text:span></text:p>
              </text:list-item>
              <text:list-item>
                <text:p text:style-name="P17"><text:span text:style-name="T2">This intelligent network beteen several sensors and actuators unlock the power of IoT</text:span></text:p>
              </text:list-item>
              <text:list-item>
                <text:p text:style-name="P17"><text:span text:style-name="T2"/></text:p>
              </text:list-item>
              <text:list-item>
                <text:p text:style-name="P17"><text:span text:style-name="T2">Smart object is sometimes interchangeably called smart sensor, smart device, intelligent device and other names</text:span></text:p>
              </text:list-item>
              <text:list-item>
                <text:p text:style-name="P17"><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Alizarin" presentation:presentation-page-layout-name="AL1T1" presentation:use-date-time-name="dtd1">
        <office:forms form:automatic-focus="false" form:apply-design-mode="false"/>
        <draw:frame presentation:style-name="pr1" draw:text-style-name="P19" draw:layer="layout" svg:width="26cm" svg:height="2.5cm" svg:x="1cm" svg:y="1cm" presentation:class="title">
          <draw:text-box>
            <text:list text:style-name="L3">
              <text:list-item>
                <text:p text:style-name="P18"><text:span text:style-name="T1">Characteristics of a smart object</text:span></text:p>
              </text:list-item>
            </text:list>
          </draw:text-box>
        </draw:frame>
        <draw:frame presentation:style-name="pr2" draw:layer="layout" svg:width="25.5cm" svg:height="14.224cm" svg:x="0.408cm" svg:y="4.318cm" presentation:class="outline" presentation:user-transformed="true">
          <draw:text-box>
            <text:list text:style-name="L3">
              <text:list-item>
                <text:p text:style-name="P16"><text:span text:style-name="T2">-Processing Unit: It has a unit for acquiring data, processing and analyzing information received by sensors, controlling signals to the actuators.</text:span></text:p>
              </text:list-item>
              <text:list-item>
                <text:p text:style-name="P16"><text:span text:style-name="T2">-Sensors or and Actuators: Should contain either of the two or both or multiple working intelligently depending on the application.</text:span></text:p>
              </text:list-item>
              <text:list-item>
                <text:p text:style-name="P16"><text:span text:style-name="T2">-Communication device: Ability to interact in form of a network. Most of IoT smart objects are connected wirelessly because of cost infrastructure and ease of deployment.</text:span></text:p>
              </text:list-item>
              <text:list-item>
                <text:p text:style-name="P16"><text:span text:style-name="T2">-Power Source: Flexibility in consuming power from various scavenger sources. This varies from application to application</text:span></text:p>
              </text:list-item>
              <text:list-item>
                <text:p text:style-name="P16"/>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2"><text:span text:style-name="T1">Sensor Network </text:span></text:p>
              </text:list-item>
            </text:list>
          </draw:text-box>
        </draw:frame>
        <draw:frame presentation:style-name="pr2" draw:layer="layout" svg:width="25.5cm" svg:height="13cm" svg:x="1cm" svg:y="5.5cm" presentation:class="outline">
          <draw:text-box>
            <text:list text:style-name="L3">
              <text:list-item>
                <text:p text:style-name="P16"><text:span text:style-name="T2">Effective coordination, communicaton in a productive manner of sensors and actuators such as seen in smart homes. Distribution of various sensors leads to wireless sensor networks(WSNs)</text:span></text:p>
              </text:list-item>
              <text:list-item>
                <text:p text:style-name="P16"><text:span text:style-name="T2"/></text:p>
              </text:list-item>
              <text:list-item>
                <text:p text:style-name="P16"><text:span text:style-name="T2">Advantages of wireless Network</text:span></text:p>
              </text:list-item>
              <text:list-item>
                <text:p text:style-name="P16"><text:span text:style-name="T2">- Flexibility in deployment in hard to reach places</text:span></text:p>
              </text:list-item>
              <text:list-item>
                <text:p text:style-name="P16"><text:span text:style-name="T2">- Simplicity in scaling large nodes</text:span></text:p>
              </text:list-item>
              <text:list-item>
                <text:p text:style-name="P16"><text:span text:style-name="T2">- Lower implementation costs</text:span></text:p>
              </text:list-item>
              <text:list-item>
                <text:p text:style-name="P16"><text:span text:style-name="T2">- Easier long-term maintenance</text:span></text:p>
              </text:list-item>
              <text:list-item>
                <text:p text:style-name="P16"><text:span text:style-name="T2">- Better equipped to handle dynamic topology changes</text:span></text:p>
              </text:list-item>
              <text:list-item>
                <text:p text:style-name="P16"><text:span text:style-name="T2">- Effortless introduction of new node(actuator or sensor)</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text:s/></text:p>
          </draw:text-box>
        </draw:frame>
        <draw:frame presentation:style-name="pr2" draw:layer="layout" svg:width="25.5cm" svg:height="14.436cm" svg:x="1cm" svg:y="4.064cm" presentation:class="outline" presentation:user-transformed="true">
          <draw:text-box>
            <text:list text:style-name="L2">
              <text:list-item>
                <text:p text:style-name="P2">Disadvantages of wireless based solutions</text:p>
              </text:list-item>
              <text:list-item>
                <text:p>- <text:span text:style-name="T2">Less secure</text:span></text:p>
              </text:list-item>
              <text:list-item>
                <text:p><text:span text:style-name="T2">- Lower Transmission speeds</text:span></text:p>
              </text:list-item>
              <text:list-item>
                <text:p><text:span text:style-name="T2">- Greater level of impact</text:span></text:p>
              </text:list-item>
              <text:list-item>
                <text:p><text:span text:style-name="T2"/></text:p>
              </text:list-item>
              <text:list-item>
                <text:p><text:span text:style-name="T2">Wireless Sensor Networks(WSNs)</text:span></text:p>
              </text:list-item>
              <text:list-item>
                <text:p><text:span text:style-name="T2">Made up of wirelessly connected smart objects known as </text:span><text:span text:style-name="T1">motes</text:span></text:p>
              </text:list-item>
              <text:list-item>
                <text:p><text:span text:style-name="T2">Wireless SANETs are reffered to as WSANs or simply WSN since the network is overwhelmmed by sensors and actuators are just a part.</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Design constraints of Wireless Smart Objects</text:p>
          </draw:text-box>
        </draw:frame>
        <draw:frame presentation:style-name="pr2" draw:text-style-name="P6" draw:layer="layout" svg:width="25.5cm" svg:height="13.928cm" svg:x="1cm" svg:y="4.572cm" presentation:class="outline" presentation:user-transformed="true">
          <draw:text-box>
            <text:list text:style-name="L2">
              <text:list-header>
                <text:p text:style-name="P6"><text:span text:style-name="T2">- Moderate CPU power</text:span></text:p>
              </text:list-header>
              <text:list-item>
                <text:p text:style-name="P6"><text:span text:style-name="T2">- Lossy Communications</text:span></text:p>
              </text:list-item>
              <text:list-item>
                <text:p text:style-name="P6"><text:span text:style-name="T2">- Narrowband media</text:span></text:p>
              </text:list-item>
              <text:list-item>
                <text:p text:style-name="P6"><text:span text:style-name="T2">- Power consumption</text:span></text:p>
              </text:list-item>
              <text:list-item>
                <text:p text:style-name="P6"><text:span text:style-name="T2">Individual sensor nodes are limited so they are deployed in numbers. Smart objects with limited processing, memory and power are called constrained nodes.</text:span></text:p>
              </text:list-item>
              <text:list-item>
                <text:p text:style-name="P6"><text:span text:style-name="T2">Deployment of many sensors gives ability to aggregate similar readings from close sensor nodes.</text:span></text:p>
              </text:list-item>
              <text:list-item>
                <text:p text:style-name="P6"><text:span text:style-name="T2">This data aggregation helps to reduce traffic in WSN.</text:span></text:p>
              </text:list-item>
              <text:list-item>
                <text:p text:style-name="P6"><text:span text:style-name="T2">The communication patterns of Smart Objects are Event-Driven, Periodic patterns,</text:span></text:p>
              </text:list-item>
              <text:list-item>
                <text:p text:style-name="P6"><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Communication Protocols for WSNs</text:p>
          </draw:text-box>
        </draw:frame>
        <draw:frame presentation:style-name="pr2" draw:text-style-name="P6" draw:layer="layout" svg:width="25.5cm" svg:height="13cm" svg:x="1cm" svg:y="5.5cm" presentation:class="outline" presentation:user-transformed="true">
          <draw:text-box>
            <text:list text:style-name="L2">
              <text:list-header>
                <text:p text:style-name="P6"><text:span text:style-name="T2">WSNs are moving from homogeneous networks(Made up of single sensor type) to networks made up of multiple sensor types that can mix between cheap and a few expensive ones.</text:span></text:p>
              </text:list-header>
              <text:list-item>
                <text:p text:style-name="P6"><text:span text:style-name="T2">WSNs are transitioning from single-purpose networks to multipurpose networks</text:span></text:p>
              </text:list-item>
              <text:list-item>
                <text:p text:style-name="P6"><text:span text:style-name="T2">Any communication protocol must deal with the inherent characteristics of WSNs like scalability, power and speed of transmission, security.</text:span></text:p>
              </text:list-item>
              <text:list-item>
                <text:p text:style-name="P6"><text:span text:style-name="T2">Sensors produce large data that needs to be processed, protocols need to define how this data is routed and flowed among the sensor nodes</text:span></text:p>
              </text:list-item>
              <text:list-item>
                <text:p text:style-name="P6"><text:span text:style-name="T2">These protocols provide a platform for a variety of IoT smart services.</text:span></text:p>
              </text:list-item>
              <text:list-item>
                <text:p text:style-name="P6"><text:span text:style-name="T2">These protocols have to be standardized which is a complicated task across multiple layers of the stack and across multiple industries.</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20:10:09.439379357</meta:creation-date>
    <meta:editing-duration>PT12H46M36S</meta:editing-duration>
    <meta:editing-cycles>28</meta:editing-cycles>
    <meta:generator>LibreOffice/6.4.7.2$Linux_X86_64 LibreOffice_project/40$Build-2</meta:generator>
    <dc:title>Alizarin</dc:title>
    <dc:date>2022-02-18T20:56:20.985281909</dc:date>
    <meta:document-statistic meta:object-count="157"/>
  </office:meta>
</office:document-meta>
</file>